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2_12-09-24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82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2_12-09-52_000.jpg</text:p>
          </table:table-cell>
          <table:table-cell table:style-name="ce16" office:value-type="string">
            <text:p>:m 作ったもの / ロウソクの芯</text:p>
          </table:table-cell>
          <table:table-cell table:style-name="ce3"/>
          <table:table-cell table:style-name="ce3"/>
          <table:table-cell table:style-name="ce3" office:value-type="string">
            <text:p>N-35-35-28.52 E-139-34-49.76</text:p>
          </table:table-cell>
          <table:table-cell table:style-name="ce29" table:formula="of:=IF([.E3]=&quot;&quot;;[.C3];CONCATENATE([.C3];&quot; / &quot;;[.E3]))" office:value-type="string" office:string-value=":m 作ったもの / ロウソクの芯">
            <text:p>:m 作ったもの / ロウソクの芯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2_19-04-19_000.jpg</text:p>
          </table:table-cell>
          <table:table-cell table:style-name="ce15" office:value-type="string">
            <text:p>:m music / log / gt / memos-eigen / position-table / k.E / frets=1-9 / p.1</text:p>
          </table:table-cell>
          <table:table-cell table:style-name="ce28"/>
          <table:table-cell table:style-name="ce3"/>
          <table:table-cell table:style-name="ce3" office:value-type="string">
            <text:p>N-35-35-28.83 E-139-34-49.38</text:p>
          </table:table-cell>
          <table:table-cell table:style-name="ce29" table:formula="of:=IF([.E4]=&quot;&quot;;[.C4];CONCATENATE([.C4];&quot; / &quot;;[.E4]))" office:value-type="string" office:string-value=":m music / log / gt / memos-eigen / position-table / k.E / frets=1-9 / p.1">
            <text:p>:m music / log / gt / memos-eigen / position-table / k.E / frets=1-9 / p.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1-02_19-05-08_000.jpg</text:p>
          </table:table-cell>
          <table:table-cell table:style-name="ce16" office:value-type="string">
            <text:p>:m music / log / gt / || s.1:r-34.n,k.E▽+2+6,score+ || s.2:f-98.n,score+,k.D△;E△+2+4,R=1 || s.3:f-97,r,patt-1,score+,k.F#+5</text:p>
          </table:table-cell>
          <table:table-cell table:style-name="ce20"/>
          <table:table-cell table:style-name="ce3"/>
          <table:table-cell table:style-name="ce3" office:value-type="string">
            <text:p>N-35-35-28.83 E-139-34-49.38</text:p>
          </table:table-cell>
          <table:table-cell table:style-name="ce29" table:formula="of:=IF([.E5]=&quot;&quot;;[.C5];CONCATENATE([.C5];&quot; / &quot;;[.E5]))" office:value-type="string" office:string-value=":m music / log / gt / || s.1:r-34.n,k.E▽+2+6,score+ || s.2:f-98.n,score+,k.D△;E△+2+4,R=1 || s.3:f-97,r,patt-1,score+,k.F#+5">
            <text:p>:m music / log / gt / || s.1:r-34.n,k.E▽+2+6,score+ || s.2:f-98.n,score+,k.D△;E△+2+4,R=1 || s.3:f-97,r,patt-1,score+,k.F#+5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2_20-51-15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37 E-139-34-49.76</text:p>
          </table:table-cell>
          <table:table-cell table:style-name="ce2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3_01-11-51_000.jpg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style-name="ce3"/>
          <table:table-cell table:style-name="ce3" office:value-type="string">
            <text:p>N-35-35-28.37 E-139-34-49.93</text:p>
          </table:table-cell>
          <table:table-cell table:style-name="ce29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3_05-36-42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59 E-139-34-49.16</text:p>
          </table:table-cell>
          <table:table-cell table:style-name="ce29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9-05-17_09-54-14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5-17_12-35-26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5-20_07-42-08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室 / record / bird / 鳥の声">
            <text:p>:VOICE-MEMO / @自室 / record / bird / 鳥の声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5-22_20-01-42_000.m4a</text:p>
          </table:table-cell>
          <table:table-cell table:style-name="ce16" office:value-type="string">
            <text:p>:VOICE-MEMO / @自室 / 記録 / rythm / r-0522-1 / rythm-id=9FCT / memo-file=2019-05-23_08-09-30_000.jpg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rythm / r-0522-1 / rythm-id=9FCT / memo-file=2019-05-23_08-09-30_000.jpg">
            <text:p>:VOICE-MEMO / @自室 / 記録 / rythm / r-0522-1 / rythm-id=9FCT / memo-file=2019-05-23_08-09-30_000.jpg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5-23_17-22-56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5-23_21-30-54_000.m4a</text:p>
          </table:table-cell>
          <table:table-cell table:style-name="ce16" office:value-type="string">
            <text:p>:VOICE-MEMO / @自宅 / やること / メガネ / ブリッジの部分、調整してもらう、栄友堂で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やること / メガネ / ブリッジの部分、調整してもらう、栄友堂で">
            <text:p>:VOICE-MEMO / @自宅 / やること / メガネ / ブリッジの部分、調整してもらう、栄友堂で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5-28_07-23-49_000.m4a</text:p>
          </table:table-cell>
          <table:table-cell table:style-name="ce16" office:value-type="string">
            <text:p>:VOICE-MEMO / @自宅 / やること / 日誌 / 書くトピックのリストを作る、リストを見て、今日はこのトピックを書こうと、思い出すために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やること / 日誌 / 書くトピックのリストを作る、リストを見て、今日はこのトピックを書こうと、思い出すために">
            <text:p>:VOICE-MEMO / @自宅 / やること / 日誌 / 書くトピックのリストを作る、リストを見て、今日はこのトピックを書こうと、思い出すために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5-30_21-20-36_000.m4a</text:p>
          </table:table-cell>
          <table:table-cell table:style-name="ce6" office:value-type="string">
            <text:p>:VOICE-MEMO / @自室 / diary / 始めたこと / 本を読み始めた、『宇治拾遺物語』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diary / 始めたこと / 本を読み始めた、『宇治拾遺物語』">
            <text:p>:VOICE-MEMO / @自室 / diary / 始めたこと / 本を読み始めた、『宇治拾遺物語』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5-30_21-20-39_000.m4a</text:p>
          </table:table-cell>
          <table:table-cell table:style-name="ce6" office:value-type="string">
            <text:p>:VOICE-MEMO / @自宅 / diary / 記録 / 身体 / 痛み / すね、痛い箇所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diary / 記録 / 身体 / 痛み / すね、痛い箇所">
            <text:p>:VOICE-MEMO / @自宅 / diary / 記録 / 身体 / 痛み / すね、痛い箇所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5-31_19-17-49_000.m4a</text:p>
          </table:table-cell>
          <table:table-cell table:style-name="ce6" office:value-type="string">
            <text:p>:VOICE-MEMO / @自宅 / diary / 記録 / 北野さん宅にとまっていた軽トラック / 「関商店　ミート＆デリ」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diary / 記録 / 北野さん宅にとまっていた軽トラック / 「関商店　ミート＆デリ」">
            <text:p>:VOICE-MEMO / @自宅 / diary / 記録 / 北野さん宅にとまっていた軽トラック / 「関商店　ミート＆デリ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6-02_21-44-46_000.m4a</text:p>
          </table:table-cell>
          <table:table-cell table:style-name="ce6" office:value-type="string">
            <text:p>:VOICE-MEMO / @自宅 / diary / 記録 / 朝の練功 / 気が重い感じがした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diary / 記録 / 朝の練功 / 気が重い感じがした">
            <text:p>:VOICE-MEMO / @自宅 / diary / 記録 / 朝の練功 / 気が重い感じがし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2_18-23-24_000.mov</text:p>
          </table:table-cell>
          <table:table-cell table:style-name="ce6" office:value-type="string">
            <text:p>:VIDEO / @自宅 / メモ / guitar,gt / 演奏、play / g-2020-0102-1 / f-98.n,score+,k.D△;E△+2+4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IDEO / @自宅 / メモ / guitar,gt / 演奏、play / g-2020-0102-1 / f-98.n,score+,k.D△;E△+2+4,R=1">
            <text:p>:VIDEO / @自宅 / メモ / guitar,gt / 演奏、play / g-2020-0102-1 / f-98.n,score+,k.D△;E△+2+4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6">
            <text:p>2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0">
            <text:p>20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0">
            <text:p>20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0])" office:value-type="float" office:value="19">
            <text:p>19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0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0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0];[.B20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0];[.B20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0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7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5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2020/01/03</text:date>, <text:time>09:50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3T09:50:41.69</dc:date>
    <dc:creator>iwabuchi ken</dc:creator>
    <meta:editing-duration>P15DT21H35M52S</meta:editing-duration>
    <meta:editing-cycles>6259</meta:editing-cycles>
    <meta:document-statistic meta:table-count="1" meta:cell-count="749" meta:object-count="0"/>
  </office:meta>
</office:document-meta>
</file>